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paragraph-rsid="0011995b" style:font-weight-asian="bold" style:font-weight-complex="bold"/>
    </style:style>
    <style:style style:name="P2" style:family="paragraph" style:parent-style-name="Standard">
      <style:text-properties officeooo:rsid="0022c897" officeooo:paragraph-rsid="0011995b"/>
    </style:style>
    <style:style style:name="P3" style:family="paragraph" style:parent-style-name="Standard">
      <style:text-properties officeooo:rsid="0023a118" officeooo:paragraph-rsid="0011995b"/>
    </style:style>
    <style:style style:name="P4" style:family="paragraph" style:parent-style-name="Standard">
      <style:text-properties fo:font-style="normal" officeooo:rsid="0023b75f" officeooo:paragraph-rsid="0011995b" style:font-style-asian="normal" style:font-style-complex="normal"/>
    </style:style>
    <style:style style:name="P5" style:family="paragraph" style:parent-style-name="Standard">
      <style:text-properties fo:font-style="normal" officeooo:rsid="002404c2" officeooo:paragraph-rsid="0011995b" style:font-style-asian="normal" style:font-style-complex="normal"/>
    </style:style>
    <style:style style:name="P6" style:family="paragraph" style:parent-style-name="Standard">
      <style:text-properties fo:font-style="normal" officeooo:rsid="0025b952" officeooo:paragraph-rsid="0011995b" style:font-style-asian="normal" style:font-style-complex="normal"/>
    </style:style>
    <style:style style:name="P7" style:family="paragraph" style:parent-style-name="Standard">
      <style:text-properties fo:font-style="normal" officeooo:rsid="00273dd1" officeooo:paragraph-rsid="0011995b" style:font-style-asian="normal" style:font-style-complex="normal"/>
    </style:style>
    <style:style style:name="P8" style:family="paragraph" style:parent-style-name="Standard">
      <style:text-properties officeooo:rsid="002404c2" officeooo:paragraph-rsid="0011995b"/>
    </style:style>
    <style:style style:name="P9" style:family="paragraph" style:parent-style-name="Standard">
      <style:text-properties officeooo:rsid="0025b952" officeooo:paragraph-rsid="0011995b"/>
    </style:style>
    <style:style style:name="P10" style:family="paragraph" style:parent-style-name="Standard">
      <style:text-properties officeooo:paragraph-rsid="0011995b"/>
    </style:style>
    <style:style style:name="P11" style:family="paragraph" style:parent-style-name="Standard">
      <style:paragraph-properties fo:margin-left="1.251cm" fo:margin-right="0cm" fo:text-indent="0cm" style:auto-text-indent="false"/>
      <style:text-properties fo:font-style="normal" officeooo:rsid="0023b75f" officeooo:paragraph-rsid="0011995b" style:font-style-asian="normal" style:font-style-complex="normal"/>
    </style:style>
    <style:style style:name="P12" style:family="paragraph" style:parent-style-name="Standard">
      <style:paragraph-properties fo:margin-left="1.251cm" fo:margin-right="0cm" fo:text-indent="0cm" style:auto-text-indent="false"/>
      <style:text-properties fo:font-style="normal" officeooo:rsid="002404c2" officeooo:paragraph-rsid="0011995b" style:font-style-asian="normal" style:font-style-complex="normal"/>
    </style:style>
    <style:style style:name="P13" style:family="paragraph" style:parent-style-name="Standard">
      <style:paragraph-properties fo:margin-left="1.251cm" fo:margin-right="0cm" fo:text-indent="0cm" style:auto-text-indent="false"/>
      <style:text-properties fo:font-style="normal" officeooo:rsid="0025b952" officeooo:paragraph-rsid="0011995b" style:font-style-asian="normal" style:font-style-complex="normal"/>
    </style:style>
    <style:style style:name="P14" style:family="paragraph" style:parent-style-name="Footnote">
      <style:text-properties officeooo:paragraph-rsid="002404c2"/>
    </style:style>
    <style:style style:name="T1" style:family="text">
      <style:text-properties fo:font-style="normal" officeooo:rsid="00273dd1" style:font-style-asian="normal" style:font-style-complex="normal"/>
    </style:style>
    <style:style style:name="T2" style:family="text">
      <style:text-properties fo:font-style="normal" officeooo:rsid="0029f527" style:font-style-asian="normal" style:font-style-complex="normal"/>
    </style:style>
    <style:style style:name="T3" style:family="text">
      <style:text-properties fo:font-style="normal" officeooo:rsid="0023a118" style:font-style-asian="normal" style:font-style-complex="normal"/>
    </style:style>
    <style:style style:name="T4" style:family="text">
      <style:text-properties fo:font-style="normal" officeooo:rsid="0023b75f" style:font-style-asian="normal" style:font-style-complex="normal"/>
    </style:style>
    <style:style style:name="T5" style:family="text">
      <style:text-properties fo:font-style="normal" officeooo:rsid="002e13ae" style:font-style-asian="normal" style:font-style-complex="normal"/>
    </style:style>
    <style:style style:name="T6" style:family="text">
      <style:text-properties fo:font-style="normal" officeooo:rsid="00291c0c" style:font-style-asian="normal" style:font-style-complex="normal"/>
    </style:style>
    <style:style style:name="T7" style:family="text">
      <style:text-properties fo:font-style="normal" officeooo:rsid="002404c2" style:font-style-asian="normal" style:font-style-complex="normal"/>
    </style:style>
    <style:style style:name="T8" style:family="text">
      <style:text-properties fo:font-style="normal" officeooo:rsid="002dc9b7" style:font-style-asian="normal" style:font-style-complex="normal"/>
    </style:style>
    <style:style style:name="T9" style:family="text">
      <style:text-properties fo:font-style="normal" officeooo:rsid="002da94a" style:font-style-asian="normal" style:font-style-complex="normal"/>
    </style:style>
    <style:style style:name="T10" style:family="text">
      <style:text-properties fo:font-style="normal" officeooo:rsid="0025b952" style:font-style-asian="normal" style:font-style-complex="normal"/>
    </style:style>
    <style:style style:name="T11" style:family="text">
      <style:text-properties fo:font-style="normal" officeooo:rsid="002f03e1" style:font-style-asian="normal" style:font-style-complex="normal"/>
    </style:style>
    <style:style style:name="T12" style:family="text">
      <style:text-properties fo:font-style="normal" officeooo:rsid="002ad6a5" style:font-style-asian="normal" style:font-style-complex="normal"/>
    </style:style>
    <style:style style:name="T13" style:family="text">
      <style:text-properties fo:font-style="normal" officeooo:rsid="002b9cab" style:font-style-asian="normal" style:font-style-complex="normal"/>
    </style:style>
    <style:style style:name="T14" style:family="text">
      <style:text-properties fo:font-style="normal" officeooo:rsid="00125779" style:font-style-asian="normal" style:font-style-complex="normal"/>
    </style:style>
    <style:style style:name="T15" style:family="text">
      <style:text-properties fo:font-style="normal" fo:font-weight="bold" officeooo:rsid="0025b952" style:font-style-asian="normal" style:font-weight-asian="bold" style:font-style-complex="normal" style:font-weight-complex="bold"/>
    </style:style>
    <style:style style:name="T16" style:family="text">
      <style:text-properties officeooo:rsid="0022c897"/>
    </style:style>
    <style:style style:name="T17" style:family="text">
      <style:text-properties officeooo:rsid="0023a118"/>
    </style:style>
    <style:style style:name="T18" style:family="text">
      <style:text-properties officeooo:rsid="0023b75f"/>
    </style:style>
    <style:style style:name="T19" style:family="text">
      <style:text-properties officeooo:rsid="00273dd1"/>
    </style:style>
    <style:style style:name="T20" style:family="text">
      <style:text-properties officeooo:rsid="00291c0c"/>
    </style:style>
    <style:style style:name="T21" style:family="text">
      <style:text-properties fo:font-style="italic" officeooo:rsid="0023a118" style:font-style-asian="italic" style:font-style-complex="italic"/>
    </style:style>
    <style:style style:name="T22" style:family="text">
      <style:text-properties fo:font-style="italic" officeooo:rsid="0023b75f" style:font-style-asian="italic" style:font-style-complex="italic"/>
    </style:style>
    <style:style style:name="T23" style:family="text">
      <style:text-properties fo:font-style="italic" officeooo:rsid="002404c2" style:font-style-asian="italic" style:font-style-complex="italic"/>
    </style:style>
    <style:style style:name="T24" style:family="text">
      <style:text-properties fo:font-style="italic" officeooo:rsid="0025b952" style:font-style-asian="italic" style:font-style-complex="italic"/>
    </style:style>
    <style:style style:name="T25" style:family="text">
      <style:text-properties officeooo:rsid="002ebf3c"/>
    </style:style>
    <style:style style:name="T26" style:family="text">
      <style:text-properties officeooo:rsid="002c587f"/>
    </style:style>
    <style:style style:name="T27" style:family="text">
      <style:text-properties officeooo:rsid="002da94a"/>
    </style:style>
    <style:style style:name="T28" style:family="text">
      <style:text-properties officeooo:rsid="002f03e1"/>
    </style:style>
    <style:style style:name="T29" style:family="text">
      <style:text-properties officeooo:rsid="002404c2"/>
    </style:style>
    <style:style style:name="T30" style:family="text">
      <style:text-properties officeooo:rsid="00252ada"/>
    </style:style>
    <style:style style:name="T31" style:family="text">
      <style:text-properties officeooo:rsid="0025b9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UMI AND MATHEMATICS #1 – HIGH ON MATH</text:p>
      <text:p text:style-name="P10"><text:span text:style-name="T16">Rumi, or</text:span> Jalāl ad-Dīn Muhammad Rūmī, <text:span text:style-name="T16">is one of the </text:span><text:span text:style-name="T17">most famous Persian poets from the 13th century. I personally own this little handy book, The Essential Rumi, where Coleman Barks rather freely translated the old poems from Farsi to English. This book means a lot to me and has followed me around since high school, giving great council and inspiration in times of need. </text:span><text:span text:style-name="T18">I could speak of it for hours, but I guess </text:span><text:span text:style-name="T19">you will pick up on it as I write about his poems.</text:span></text:p>
      <text:p text:style-name="P3"/>
      <text:p text:style-name="P10"><text:span text:style-name="T20">Fun fact: </text:span><text:span text:style-name="T17">The book has nothing to do with mathematics. Or maybe it does? I'm not sure. Rumi writes a lot about </text:span><text:span text:style-name="T21">beauty</text:span><text:span text:style-name="T3">, and to mathematicians </text:span><text:span text:style-name="T4">that's obviously the very </text:span><text:span text:style-name="T22">essence</text:span><text:span text:style-name="T4"> of mathematics. Kinda like artists and musicians consider their genre the most beautiful of things – it brings out emotions like any other! </text:span><text:span text:style-name="T5">Funnily</text:span><text:span text:style-name="T4">, according to some science stuff this feeling of beauty seems to trigger the same parts of the brain in all of these arts, including mathematics (</text:span><text:a xlink:type="simple" xlink:href="http://www.medicaldaily.com/math-beautiful-music-or-art-mathematicians-brain-scans-uphold-beauty-abstract-emotional-269154"><text:span text:style-name="T4">http://www.medicaldaily.com/math-beautiful-music-or-art-mathematicians-brain-scans-uphold-beauty-abstract-emotional-269154</text:span></text:a><text:span text:style-name="T4">).</text:span></text:p>
      <text:p text:style-name="P4"/>
      <text:p text:style-name="P10"><text:span text:style-name="T4">This is why I want to connect Rumi with mathematics. I want to show even to people who find mathematics rigid and boring that there is something in it for everyone. Just like music. It's just that maybe school was in the way, or you just haven't found your </text:span><text:span text:style-name="T22">thing</text:span><text:span text:style-name="T4"> yet. It might be anything, and with the help of Rumi I hope to uncover the mystery for you.</text:span></text:p>
      <text:p text:style-name="P4"/>
      <text:p text:style-name="P10"><text:span text:style-name="T4">So, without further ado. Here's the first poem for you, from the </text:span><text:span text:style-name="T6">first </text:span><text:span text:style-name="T4">chapter </text:span><text:span text:style-name="T22">The Tavern</text:span><text:span text:style-name="T4">:</text:span></text:p>
      <text:p text:style-name="P4"/>
      <text:p text:style-name="P11">”All day I think about it, then at night I say it.</text:p>
      <text:p text:style-name="P11">Where did I come from, and what am I supposed to be doing?</text:p>
      <text:p text:style-name="P11">I have no idea.</text:p>
      <text:p text:style-name="P11">My soul is from elsewhere, I'm sure of that,</text:p>
      <text:p text:style-name="P11">and I intend to end up there.”</text:p>
      <text:p text:style-name="P4"/>
      <text:p text:style-name="P4">Rumi's poems are quite mystical (no<text:span text:style-name="T25">t surprising since</text:span> he was a <text:span text:style-name="T26">Sufi</text:span> mystic), <text:span text:style-name="T26">and can be interpreted in countless ways</text:span>. However, <text:span text:style-name="T27">when </text:span>reading this <text:span text:style-name="T28">from</text:span> <text:span text:style-name="T28">a mathematical perspective</text:span>, <text:span text:style-name="T28">I think</text:span> <text:span text:style-name="T27">the subject of the poem is a</text:span> mathematician struggling with one of life's greatest problems – the unsolved mathematical question. We all know it. You're stuck, you're in pain, you're frustrated and want to give up. Take the easy way out. It's so uncomfortable to some people that it can even bring out panic, especially when forced to do it.</text:p>
      <text:p text:style-name="P4"/>
      <text:p text:style-name="P10"><text:span text:style-name="T4">To a mathematician, this nagging feeling of not knowing what the hell you're doing is</text:span><text:span text:style-name="T7"> the bittersweet taste of reaching for the truth. As Rumi's confused soul intends to end up in from where it came</text:span><text:span text:style-name="T7"><text:note text:id="ftn1" text:note-class="footnote"><text:note-citation>1</text:note-citation><text:note-body><text:p text:style-name="P14"><text:span text:style-name="T29">Muslim philosophy (simply speaking) describe humans as disconnected from God, and the goal is to be </text:span><text:span text:style-name="T23">re</text:span><text:span text:style-name="T7">connected</text:span><text:span text:style-name="T8">. </text:span><text:span text:style-name="T9">In a mathematical sense this would mean you once knew the solution to your problem and now you have to re-find it.</text:span></text:p></text:note-body></text:note></text:span><text:span text:style-name="T7">, so the lost mathematician strives to find the answer in the maze of difficult questions s/he doesn't understand.</text:span></text:p>
      <text:p text:style-name="P5"/>
      <text:p text:style-name="P5">It continues:</text:p>
      <text:p text:style-name="P5"/>
      <text:p text:style-name="P12">”This drunkenness began in some other tavern.</text:p>
      <text:p text:style-name="P12">When I get back around to that place,</text:p>
      <text:p text:style-name="P12">I'll be completely sober. Meanwhile,</text:p>
      <text:p text:style-name="P12">I'm like a bird from another continent, sitting in this aviary.</text:p>
      <text:p text:style-name="P12"/>
      <text:p text:style-name="P12">//...//</text:p>
      <text:p text:style-name="P12"/>
      <text:p text:style-name="P12"><text:soft-page-break/>If I could taste one sip of an answer,</text:p>
      <text:p text:style-name="P12">I could break out of this prison for drunks.</text:p>
      <text:p text:style-name="P12">I didn't come here of my own accord, and I can't leave that way.</text:p>
      <text:p text:style-name="P12">Whoever brought me here will have to take me home.”</text:p>
      <text:p text:style-name="P8"/>
      <text:p text:style-name="P10"><text:span text:style-name="T29">Rumi is drunk, lost and full of questions. When a mathematician encounters a difficult, unsolved problem, </text:span><text:span text:style-name="T30">his/her mind </text:span><text:span text:style-name="T31">becomes </text:span><text:span text:style-name="T28">so </text:span><text:span text:style-name="T31">instinctively focused on solving it that it becomes a prison for thoughts. The only true way to break free is to solve the problem.</text:span></text:p>
      <text:p text:style-name="P9"/>
      <text:p text:style-name="P10"><text:span text:style-name="T10">If you've ever done anything you really love doing you know what it means to be </text:span><text:span text:style-name="T24">stuck</text:span><text:span text:style-name="T10">. You just can't get it out of your head, it </text:span><text:span text:style-name="T24">has</text:span><text:span text:style-name="T10"> to be solved. Writers get writer's block, musicians lack inspiration, artists don't know what to draw or how to draw something. This is what </text:span><text:span text:style-name="T24">everyone</text:span><text:span text:style-name="T10"> feels when doing mathematics. That's right, all those top grade students always scoring perfectly on all the exams, they get stuck as well. Otherwise they're doing it wrong.</text:span></text:p>
      <text:p text:style-name="P6"/>
      <text:p text:style-name="P7">And that brings med to the last part of the poem:</text:p>
      <text:p text:style-name="P6"/>
      <text:p text:style-name="P13">”This poetry. I never know what I'm going to say.<text:line-break/>I don't plan it.</text:p>
      <text:p text:style-name="P13">When I'm outside the saying of it,</text:p>
      <text:p text:style-name="P13">I get very quiet and rarely speak at all.”</text:p>
      <text:p text:style-name="P6"/>
      <text:p text:style-name="P10"><text:span text:style-name="T10">Mathematicians have no idea what they're doing. Maths scientists </text:span><text:span text:style-name="T15">get paid</text:span><text:span text:style-name="T10"> to not understand what they're doing – if they did, they wouldn't need to do research. </text:span><text:span text:style-name="T1">Once they do </text:span><text:span text:style-name="T11">understand</text:span><text:span text:style-name="T1"> they get paid to teach </text:span><text:span text:style-name="T12">their newly found answer</text:span><text:span text:style-name="T1">, but that's a pedagogical problem, not a mathematical one. The only difference between a good mathematician and a bad one is </text:span><text:span text:style-name="T13">really </text:span><text:span text:style-name="T1">how long they can keep trying before they lose hope.</text:span></text:p>
      <text:p text:style-name="P7"/>
      <text:p text:style-name="P10"><text:span text:style-name="T1">And that </text:span><text:span text:style-name="T11">concludes this first interpretation. To summarize, I have one thing I want you to remember more than anything in this post:</text:span></text:p>
      <text:p text:style-name="P7"/>
      <text:p text:style-name="P1"><text:span text:style-name="T1">When you're lost in mathematics, </text:span><text:span text:style-name="T2">you're doing it rig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9T00:03:03.40</meta:creation-date>
    <dc:date>2015-06-19T00:10:27.28</dc:date>
    <meta:editing-duration>PT6M56S</meta:editing-duration>
    <meta:editing-cycles>2</meta:editing-cycles>
    <meta:generator>LibreOffice/3.6$Windows_x86 LibreOffice_project/58f22d5-270d05a-e2abed1-ea17a85-9b5702</meta:generator>
    <meta:document-statistic meta:table-count="0" meta:image-count="0" meta:object-count="0" meta:page-count="2" meta:paragraph-count="32" meta:word-count="837" meta:character-count="4715" meta:non-whitespace-character-count="3912"/>
  </office:meta>
</office:document-meta>
</file>